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2000001EAB5ED13B3B90F57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43cm" fo:min-width="0cm" fo:wrap-option="wrap"/>
    </style:style>
    <style:style style:name="gr2" style:family="graphic" style:parent-style-name="standard">
      <style:graphic-properties svg:stroke-color="#ffffff" draw:textarea-vertical-align="middle" draw:auto-grow-height="false" fo:min-height="0.514cm" fo:min-width="0cm" fo:wrap-option="wrap"/>
    </style:style>
    <style:style style:name="gr3" style:family="graphic" style:parent-style-name="standard">
      <style:graphic-properties draw:textarea-vertical-align="middle" draw:auto-grow-height="false" fo:min-height="0.478cm" fo:min-width="0.503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9cm" fo:min-width="0.402cm"/>
    </style:style>
    <style:style style:name="gr6" style:family="graphic" style:parent-style-name="standard">
      <style:graphic-properties draw:textarea-horizontal-align="justify" draw:textarea-vertical-align="middle" draw:auto-grow-height="false" fo:min-height="0.479cm" fo:min-width="0.103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.684cm" fo:min-width="0.324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0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0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3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5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531cm"/>
      <style:paragraph-properties style:writing-mode="lr-tb"/>
    </style:style>
    <style:style style:name="gr16" style:family="graphic" style:parent-style-name="objectwithoutfill">
      <style:graphic-properties draw:marker-end="Concave" draw:fill="none" draw:textarea-vertical-align="middle"/>
    </style:style>
    <style:style style:name="gr17" style:family="graphic" style:parent-style-name="objectwithoutfill">
      <style:graphic-properties draw:marker-end="Concave" draw:fill="none" draw:textarea-vertical-align="middle" draw:shadow-offset-x="0.203cm" draw:shadow-offset-y="0.203cm"/>
    </style:style>
    <style:style style:name="gr18" style:family="graphic" style:parent-style-name="standard">
      <style:graphic-properties draw:textarea-horizontal-align="justify" draw:textarea-vertical-align="middle" draw:auto-grow-height="false" fo:min-height="0.262cm" fo:min-width="0.0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0" style:family="graphic" style:parent-style-name="objectwithoutfill">
      <style:graphic-properties draw:marker-start="Concave" draw:fill="none" draw:textarea-vertical-align="middle"/>
    </style:style>
    <style:style style:name="gr21" style:family="graphic" style:parent-style-name="standard">
      <style:graphic-properties draw:textarea-vertical-align="middle" draw:auto-grow-height="false" fo:min-height="0.155cm" fo:min-width="0cm" fo:wrap-option="wrap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 fo:min-height="0.231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2a6099" draw:fill="none" draw:textarea-vertical-align="middle"/>
    </style:style>
    <style:style style:name="gr25" style:family="graphic" style:parent-style-name="standard">
      <style:graphic-properties svg:stroke-color="#ffffff" draw:textarea-horizontal-align="justify" draw:textarea-vertical-align="middle" draw:auto-grow-height="false" fo:min-height="0.395cm" fo:min-width="0cm"/>
    </style:style>
    <style:style style:name="gr26" style:family="graphic" style:parent-style-name="standard">
      <style:graphic-properties draw:stroke="none" draw:fill="none" fo:min-height="0.844cm"/>
      <style:paragraph-properties style:writing-mode="lr-tb"/>
    </style:style>
    <style:style style:name="gr27" style:family="graphic" style:parent-style-name="standard">
      <style:graphic-properties draw:stroke="none" draw:fill="none" fo:min-height="1.221cm"/>
      <style:paragraph-properties style:writing-mode="lr-tb"/>
    </style:style>
    <style:style style:name="gr28" style:family="graphic" style:parent-style-name="standard">
      <style:graphic-properties draw:stroke="none" draw:fill="none" fo:min-height="0.627cm"/>
      <style:paragraph-properties style:writing-mode="lr-tb"/>
    </style:style>
    <style:style style:name="gr29" style:family="graphic" style:parent-style-name="standard">
      <style:graphic-properties draw:stroke="none" draw:fill="none" fo:min-height="0.611cm"/>
      <style:paragraph-properties style:writing-mode="lr-tb"/>
    </style:style>
    <style:style style:name="gr30" style:family="graphic" style:parent-style-name="objectwithoutfill">
      <style:graphic-properties draw:marker-end="" draw:fill="none" draw:textarea-vertical-align="middle"/>
    </style:style>
    <style:style style:name="gr31" style:family="graphic" style:parent-style-name="objectwithoutfill">
      <style:graphic-properties draw:marker-end="Triangle_20_unfilled" draw:fill="none" draw:textarea-vertical-align="middle"/>
    </style:style>
    <style:style style:name="gr32" style:family="graphic" style:parent-style-name="objectwithoutfill">
      <style:graphic-properties draw:stroke="dash" draw:stroke-dash="Long_20_Dot"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34" style:family="graphic" style:parent-style-name="objectwithoutfill">
      <style:graphic-properties svg:stroke-width="0.025cm" draw:marker-start="Concave" draw:marker-start-width="0.229cm" draw:marker-end="Concave" draw:marker-end-width="0.229cm" draw:fill="none" draw:textarea-vertical-align="middle" fo:padding-top="0.112cm" fo:padding-bottom="0.112cm" fo:padding-left="0.237cm" fo:padding-right="0.2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M Mono 102" fo:font-style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13pt"/>
    </style:style>
    <style:style style:name="P7" style:family="paragraph">
      <style:text-properties style:font-name="Liberation Serif1" fo:font-size="14pt"/>
    </style:style>
    <style:style style:name="P8" style:family="paragraph">
      <loext:graphic-properties draw:fill="none" draw:fill-color="#ffffff"/>
      <style:text-properties style:font-name="Liberation Serif1" fo:font-size="14pt" fo:font-style="italic" style:font-style-asian="italic" style:font-style-complex="italic"/>
    </style:style>
    <style:style style:name="T1" style:family="text">
      <style:text-properties style:font-name="LM Mono 102" fo:font-style="italic"/>
    </style:style>
    <style:style style:name="T2" style:family="text">
      <style:text-properties style:text-position="sub 58%" style:font-name="LM Mono 102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2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Mono 102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2" fo:font-size="13pt" fo:font-style="italic"/>
    </style:style>
    <style:style style:name="T6" style:family="text">
      <style:text-properties style:font-name="LM Mono 103" fo:font-size="13pt" fo:font-style="italic" style:font-name-asian="LM Mono 103" style:font-name-complex="LM Mono 103"/>
    </style:style>
    <style:style style:name="T7" style:family="text">
      <style:text-properties style:text-position="sub 58%" style:font-name="LM Mono 102" fo:font-size="13pt" fo:font-style="italic"/>
    </style:style>
    <style:style style:name="T8" style:family="text">
      <style:text-properties style:text-position="0% 100%" style:font-name="LM Mono 102" fo:font-size="13pt" fo:font-style="italic"/>
    </style:style>
    <style:style style:name="T9" style:family="text">
      <style:text-properties style:text-position="0% 100%" style:font-name="OpenSymbol1" fo:font-size="13pt" fo:font-style="normal" style:font-name-asian="OpenSymbol1" style:font-name-complex="OpenSymbol1"/>
    </style:style>
    <style:style style:name="T10" style:family="text">
      <style:text-properties style:font-name="Liberation Serif1"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03cm" svg:height="1.049cm" svg:x="6.668cm" svg:y="3.5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2cm" svg:y="3.5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1cm" svg:y="3.5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3" draw:text-style-name="P1" draw:layer="layout" svg:width="1.194cm" svg:height="1.06cm" svg:x="6.83cm" svg:y="6.444cm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5.772cm" svg:y1="3.836cm" svg:x2="6.806cm" svg:y2="3.836cm">
          <text:p/>
        </draw:line>
        <draw:line draw:style-name="gr4" draw:text-style-name="P2" draw:layer="layout" svg:x1="5.784cm" svg:y1="4.389cm" svg:x2="6.818cm" svg:y2="4.389cm">
          <text:p/>
        </draw:line>
        <draw:line draw:style-name="gr4" draw:text-style-name="P2" draw:layer="layout" svg:x1="5.94cm" svg:y1="6.7cm" svg:x2="6.974cm" svg:y2="6.7cm">
          <text:p/>
        </draw:line>
        <draw:line draw:style-name="gr4" draw:text-style-name="P2" draw:layer="layout" svg:x1="5.952cm" svg:y1="7.253cm" svg:x2="6.986cm" svg:y2="7.253cm">
          <text:p/>
        </draw:line>
        <draw:line draw:style-name="gr4" draw:text-style-name="P2" draw:layer="layout" svg:x1="7.961cm" svg:y1="4.09cm" svg:x2="8.995cm" svg:y2="4.09cm">
          <text:p/>
        </draw:line>
        <draw:line draw:style-name="gr4" draw:text-style-name="P2" draw:layer="layout" svg:x1="8.033cm" svg:y1="6.952cm" svg:x2="9.067cm" svg:y2="6.952cm">
          <text:p/>
        </draw:line>
        <draw:line draw:style-name="gr4" draw:text-style-name="P2" draw:layer="layout" svg:x1="7.961cm" svg:y1="4.09cm" svg:x2="8.995cm" svg:y2="4.09cm">
          <text:p/>
        </draw:line>
        <draw:g>
          <draw:custom-shape draw:style-name="gr5" draw:text-style-name="P1" draw:layer="layout" svg:width="0.902cm" svg:height="1.029cm" svg:x="6.887cm" svg:y="8.9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345cm" svg:y="8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938cm" svg:y="9.0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856cm" svg:y1="9.225cm" svg:x2="6.89cm" svg:y2="9.225cm">
            <text:p/>
          </draw:line>
          <draw:line draw:style-name="gr4" draw:text-style-name="P2" draw:layer="layout" svg:x1="5.868cm" svg:y1="9.778cm" svg:x2="6.902cm" svg:y2="9.778cm">
            <text:p/>
          </draw:line>
          <draw:line draw:style-name="gr4" draw:text-style-name="P2" draw:layer="layout" svg:x1="8.189cm" svg:y1="9.478cm" svg:x2="9.223cm" svg:y2="9.478cm">
            <text:p/>
          </draw:line>
        </draw:g>
      </draw:page>
      <draw:page draw:name="page2" draw:style-name="dp1" draw:master-page-name="Default">
        <draw:g>
          <draw:g>
            <draw:custom-shape draw:style-name="gr1" draw:text-style-name="P1" draw:layer="layout" svg:width="0.703cm" svg:height="1.049cm" svg:x="6.669cm" svg:y="3.599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3cm" svg:y="3.541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2cm" svg:y="3.583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498cm" svg:y1="3.836cm" svg:x2="6.807cm" svg:y2="3.837cm">
          <text:p/>
        </draw:line>
        <draw:line draw:style-name="gr4" draw:text-style-name="P2" draw:layer="layout" svg:x1="4.516cm" svg:y1="4.403cm" svg:x2="6.819cm" svg:y2="4.39cm">
          <text:p/>
        </draw:line>
        <draw:line draw:style-name="gr4" draw:text-style-name="P2" draw:layer="layout" svg:x1="7.962cm" svg:y1="4.091cm" svg:x2="8.996cm" svg:y2="4.091cm">
          <text:p/>
        </draw:line>
        <draw:line draw:style-name="gr4" draw:text-style-name="P2" draw:layer="layout" svg:x1="7.962cm" svg:y1="4.091cm" svg:x2="8.996cm" svg:y2="4.091cm">
          <text:p/>
        </draw:line>
        <draw:g>
          <draw:custom-shape draw:style-name="gr5" draw:text-style-name="P1" draw:layer="layout" svg:width="0.902cm" svg:height="1.029cm" svg:x="6.737cm" svg:y="5.4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195cm" svg:y="5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788cm" svg:y="5.48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164cm" svg:y1="5.692cm" svg:x2="6.74cm" svg:y2="5.69cm">
            <text:p/>
          </draw:line>
          <draw:line draw:style-name="gr4" draw:text-style-name="P2" draw:layer="layout" svg:x1="5.718cm" svg:y1="6.243cm" svg:x2="6.752cm" svg:y2="6.243cm">
            <text:p/>
          </draw:line>
          <draw:line draw:style-name="gr4" draw:text-style-name="P2" draw:layer="layout" svg:x1="8.039cm" svg:y1="5.943cm" svg:x2="9.073cm" svg:y2="5.943cm">
            <text:p/>
          </draw:line>
          <draw:line draw:style-name="gr4" draw:text-style-name="P2" draw:layer="layout" svg:x1="5.164cm" svg:y1="5.718cm" svg:x2="5.164cm" svg:y2="4.387cm">
            <text:p/>
          </draw:line>
        </draw:g>
        <draw:custom-shape draw:style-name="gr8" draw:text-style-name="P1" draw:layer="layout" svg:width="0.094cm" svg:height="0.288cm" svg:x="5.686cm" svg:y="4.2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678cm" svg:y="5.5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26cm" svg:y1="3.817cm" svg:x2="5.72cm" svg:y2="6.271cm">
          <text:p/>
        </draw:line>
        <draw:frame draw:style-name="gr9" draw:text-style-name="P3" draw:layer="layout" svg:width="0.836cm" svg:height="1.093cm" svg:x="3.694cm" svg:y="3.218cm">
          <draw:text-box>
            <text:p><text:span text:style-name="T1">x</text:span></text:p>
          </draw:text-box>
        </draw:frame>
        <draw:frame draw:style-name="gr9" draw:text-style-name="P3" draw:layer="layout" svg:width="0.836cm" svg:height="1.093cm" svg:x="3.694cm" svg:y="3.791cm">
          <draw:text-box>
            <text:p><text:span text:style-name="T1">y</text:span></text:p>
          </draw:text-box>
        </draw:frame>
        <draw:frame draw:style-name="gr10" draw:text-style-name="P3" draw:layer="layout" svg:width="1.505cm" svg:height="1.093cm" svg:x="8.87cm" svg:y="3.473cm">
          <draw:text-box>
            <text:p><text:span text:style-name="T1">x+</text:span><text:span text:style-name="T1">y</text:span></text:p>
          </draw:text-box>
        </draw:frame>
        <draw:frame draw:style-name="gr11" draw:text-style-name="P3" draw:layer="layout" svg:width="3.846cm" svg:height="1.093cm" svg:x="8.874cm" svg:y="5.308cm">
          <draw:text-box>
            <text:p><text:span text:style-name="T1">ca</text:span><text:span text:style-name="T1">rr</text:span><text:span text:style-name="T1">y(</text:span><text:span text:style-name="T1">x+</text:span><text:span text:style-name="T1">y)</text:span></text:p>
          </draw:text-box>
        </draw:frame>
        <draw:frame draw:style-name="gr9" draw:text-style-name="P3" draw:layer="layout" svg:width="0.836cm" svg:height="1.093cm" svg:x="9.282cm" svg:y="3.047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14cm" svg:y="10.283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18cm" svg:y="10.225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037cm" svg:y="10.267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743cm" svg:y1="10.52cm" svg:x2="7.052cm" svg:y2="10.521cm">
          <text:p/>
        </draw:line>
        <draw:line draw:style-name="gr4" draw:text-style-name="P2" draw:layer="layout" svg:x1="4.761cm" svg:y1="11.087cm" svg:x2="7.064cm" svg:y2="11.074cm">
          <text:p/>
        </draw:line>
        <draw:line draw:style-name="gr4" draw:text-style-name="P2" draw:layer="layout" svg:x1="8.207cm" svg:y1="10.775cm" svg:x2="9.241cm" svg:y2="10.775cm">
          <text:p/>
        </draw:line>
        <draw:line draw:style-name="gr4" draw:text-style-name="P2" draw:layer="layout" svg:x1="8.207cm" svg:y1="10.775cm" svg:x2="9.241cm" svg:y2="10.775cm">
          <text:p/>
        </draw:line>
        <draw:g>
          <draw:custom-shape draw:style-name="gr5" draw:text-style-name="P1" draw:layer="layout" svg:width="0.902cm" svg:height="1.029cm" svg:x="6.982cm" svg:y="12.1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44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33cm" svg:y="12.1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09cm" svg:y1="12.376cm" svg:x2="6.985cm" svg:y2="12.374cm">
            <text:p/>
          </draw:line>
          <draw:line draw:style-name="gr4" draw:text-style-name="P2" draw:layer="layout" svg:x1="5.963cm" svg:y1="12.927cm" svg:x2="6.997cm" svg:y2="12.927cm">
            <text:p/>
          </draw:line>
          <draw:line draw:style-name="gr4" draw:text-style-name="P2" draw:layer="layout" svg:x1="8.284cm" svg:y1="12.627cm" svg:x2="9.318cm" svg:y2="12.627cm">
            <text:p/>
          </draw:line>
          <draw:line draw:style-name="gr4" draw:text-style-name="P2" draw:layer="layout" svg:x1="5.409cm" svg:y1="12.402cm" svg:x2="5.409cm" svg:y2="11.071cm">
            <text:p/>
          </draw:line>
        </draw:g>
        <draw:custom-shape draw:style-name="gr8" draw:text-style-name="P1" draw:layer="layout" svg:width="0.094cm" svg:height="0.288cm" svg:x="5.931cm" svg:y="10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23cm" svg:y="12.2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71cm" svg:y1="10.501cm" svg:x2="5.965cm" svg:y2="12.955cm">
          <text:p/>
        </draw:line>
        <draw:frame draw:style-name="gr12" draw:text-style-name="P3" draw:layer="layout" svg:width="1.031cm" svg:height="1.093cm" svg:x="3.939cm" svg:y="9.902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3.939cm" svg:y="10.475cm">
          <draw:text-box>
            <text:p><text:span text:style-name="T1">y</text:span><text:span text:style-name="T2">0</text:span></text:p>
          </draw:text-box>
        </draw:frame>
        <draw:frame draw:style-name="gr13" draw:text-style-name="P3" draw:layer="layout" svg:width="2.357cm" svg:height="1.935cm" svg:x="9.115cm" svg:y="10.157cm">
          <draw:text-box>
            <text:p><text:span text:style-name="T1">x</text:span><text:span text:style-name="T2">0</text:span><text:span text:style-name="T1">+</text:span><text:span text:style-name="T1">y</text:span><text:span text:style-name="T2">0</text:span></text:p>
          </draw:text-box>
        </draw:frame>
        <draw:frame draw:style-name="gr14" draw:text-style-name="P3" draw:layer="layout" svg:width="4.236cm" svg:height="1.093cm" svg:x="9.119cm" svg:y="11.992cm">
          <draw:text-box>
            <text:p><text:span text:style-name="T3">ca</text:span><text:span text:style-name="T3">rr</text:span><text:span text:style-name="T3">y(</text:span><text:span text:style-name="T1">x</text:span><text:span text:style-name="T2">0</text:span><text:span text:style-name="T1">+</text:span><text:span text:style-name="T1">y</text:span><text:span text:style-name="T2">0</text:span><text:span text:style-name="T1">)</text:span></text:p>
          </draw:text-box>
        </draw:frame>
        <draw:frame draw:style-name="gr9" draw:text-style-name="P3" draw:layer="layout" svg:width="0.836cm" svg:height="1.093cm" svg:x="9.735cm" svg:y="9.719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8cm" svg:y="14.1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84cm" svg:y="14.1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103cm" svg:y="14.1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809cm" svg:y1="14.435cm" svg:x2="7.118cm" svg:y2="14.436cm">
          <text:p/>
        </draw:line>
        <draw:line draw:style-name="gr4" draw:text-style-name="P2" draw:layer="layout" svg:x1="4.827cm" svg:y1="15.002cm" svg:x2="7.13cm" svg:y2="14.989cm">
          <text:p/>
        </draw:line>
        <draw:line draw:style-name="gr4" draw:text-style-name="P2" draw:layer="layout" svg:x1="8.273cm" svg:y1="14.69cm" svg:x2="9.307cm" svg:y2="14.69cm">
          <text:p/>
        </draw:line>
        <draw:line draw:style-name="gr4" draw:text-style-name="P2" draw:layer="layout" svg:x1="8.273cm" svg:y1="14.69cm" svg:x2="9.307cm" svg:y2="14.69cm">
          <text:p/>
        </draw:line>
        <draw:g>
          <draw:custom-shape draw:style-name="gr5" draw:text-style-name="P1" draw:layer="layout" svg:width="0.902cm" svg:height="1.029cm" svg:x="7.048cm" svg:y="16.0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506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99cm" svg:y="16.0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16.291cm" svg:x2="7.051cm" svg:y2="16.289cm">
            <text:p/>
          </draw:line>
          <draw:line draw:style-name="gr4" draw:text-style-name="P2" draw:layer="layout" svg:x1="6.029cm" svg:y1="16.842cm" svg:x2="7.063cm" svg:y2="16.842cm">
            <text:p/>
          </draw:line>
          <draw:line draw:style-name="gr4" draw:text-style-name="P2" draw:layer="layout" svg:x1="8.35cm" svg:y1="16.542cm" svg:x2="9.384cm" svg:y2="16.542cm">
            <text:p/>
          </draw:line>
          <draw:line draw:style-name="gr4" draw:text-style-name="P2" draw:layer="layout" svg:x1="5.475cm" svg:y1="16.317cm" svg:x2="5.475cm" svg:y2="14.986cm">
            <text:p/>
          </draw:line>
        </draw:g>
        <draw:custom-shape draw:style-name="gr8" draw:text-style-name="P1" draw:layer="layout" svg:width="0.094cm" svg:height="0.288cm" svg:x="5.997cm" svg:y="14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89cm" svg:y="16.1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37cm" svg:y1="14.416cm" svg:x2="6.031cm" svg:y2="16.87cm">
          <text:p/>
        </draw:line>
        <draw:frame draw:style-name="gr12" draw:text-style-name="P3" draw:layer="layout" svg:width="1.031cm" svg:height="1.093cm" svg:x="4.005cm" svg:y="13.817cm">
          <draw:text-box>
            <text:p><text:span text:style-name="T1">x</text:span><text:span text:style-name="T2">1</text:span></text:p>
          </draw:text-box>
        </draw:frame>
        <draw:frame draw:style-name="gr12" draw:text-style-name="P3" draw:layer="layout" svg:width="1.031cm" svg:height="1.093cm" svg:x="4.005cm" svg:y="14.39cm">
          <draw:text-box>
            <text:p><text:span text:style-name="T1">y</text:span><text:span text:style-name="T2">1</text:span></text:p>
          </draw:text-box>
        </draw:frame>
        <draw:frame draw:style-name="gr13" draw:text-style-name="P3" draw:layer="layout" svg:width="2.357cm" svg:height="1.935cm" svg:x="9.181cm" svg:y="14.072cm">
          <draw:text-box>
            <text:p><text:span text:style-name="T1">x</text:span><text:span text:style-name="T2">1</text:span><text:span text:style-name="T1">+</text:span><text:span text:style-name="T1">y</text:span><text:span text:style-name="T2">1</text:span></text:p>
          </draw:text-box>
        </draw:frame>
        <draw:frame draw:style-name="gr14" draw:text-style-name="P3" draw:layer="layout" svg:width="4.236cm" svg:height="1.093cm" svg:x="9.185cm" svg:y="15.907cm">
          <draw:text-box>
            <text:p><text:span text:style-name="T3">ca</text:span><text:span text:style-name="T3">rr</text:span><text:span text:style-name="T3">y(</text:span><text:span text:style-name="T3">x</text:span><text:span text:style-name="T4">1</text:span><text:span text:style-name="T3">+</text:span><text:span text:style-name="T3">y</text:span><text:span text:style-name="T4">1</text:span><text:span text:style-name="T1">)</text:span></text:p>
          </draw:text-box>
        </draw:frame>
        <draw:frame draw:style-name="gr9" draw:text-style-name="P3" draw:layer="layout" svg:width="0.836cm" svg:height="1.093cm" svg:x="9.801cm" svg:y="13.634cm">
          <draw:text-box>
            <text:p><text:span text:style-name="T1">.</text:span></text:p>
          </draw:text-box>
        </draw:frame>
        <draw:frame draw:style-name="gr12" draw:text-style-name="P3" draw:layer="layout" svg:width="1.031cm" svg:height="1.093cm" svg:x="5.989cm" svg:y="20.248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4.648cm" svg:y="20.237cm">
          <draw:text-box>
            <text:p><text:span text:style-name="T1">x</text:span><text:span text:style-name="T2">1</text:span></text:p>
          </draw:text-box>
        </draw:frame>
        <draw:frame draw:style-name="gr15" draw:text-style-name="P3" draw:layer="layout" svg:width="1.031cm" svg:height="1.093cm" svg:x="7.374cm" svg:y="23.208cm">
          <draw:text-box>
            <text:p><text:span text:style-name="T1">y</text:span><text:span text:style-name="T2">0</text:span></text:p>
          </draw:text-box>
        </draw:frame>
        <draw:frame draw:style-name="gr15" draw:text-style-name="P3" draw:layer="layout" svg:width="1.031cm" svg:height="1.093cm" svg:x="7.368cm" svg:y="21.681cm">
          <draw:text-box>
            <text:p><text:span text:style-name="T1">y</text:span><text:span text:style-name="T2">1</text:span></text:p>
          </draw:text-box>
        </draw:frame>
        <draw:line draw:style-name="gr16" draw:text-style-name="P2" draw:layer="layout" svg:x1="5.087cm" svg:y1="21.07cm" svg:x2="5.053cm" svg:y2="21.921cm">
          <text:p/>
        </draw:line>
        <draw:line draw:style-name="gr17" draw:text-style-name="P2" draw:layer="layout" svg:x1="7.564cm" svg:y1="22.345cm" svg:x2="5.431cm" svg:y2="22.331cm">
          <text:p/>
        </draw:line>
        <draw:line draw:style-name="gr16" draw:text-style-name="P2" draw:layer="layout" svg:x1="7.613cm" svg:y1="23.86cm" svg:x2="6.757cm" svg:y2="23.856cm">
          <text:p/>
        </draw:line>
        <draw:g>
          <draw:custom-shape draw:style-name="gr18" draw:text-style-name="P4" draw:layer="layout" svg:width="0.746cm" svg:height="0.722cm" svg:x="4.678cm" svg:y="2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18cm" svg:y="21.829cm">
            <draw:text-box>
              <text:p>+</text:p>
            </draw:text-box>
          </draw:frame>
        </draw:g>
        <draw:g>
          <draw:custom-shape draw:style-name="gr18" draw:text-style-name="P4" draw:layer="layout" svg:width="0.746cm" svg:height="0.722cm" svg:x="5.999cm" svg:y="23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5.939cm" svg:y="23.372cm">
            <draw:text-box>
              <text:p>+</text:p>
            </draw:text-box>
          </draw:frame>
        </draw:g>
        <draw:line draw:style-name="gr16" draw:text-style-name="P2" draw:layer="layout" svg:x1="5.041cm" svg:y1="22.66cm" svg:x2="5.027cm" svg:y2="23.489cm">
          <text:p/>
        </draw:line>
        <draw:g>
          <draw:custom-shape draw:style-name="gr18" draw:text-style-name="P4" draw:layer="layout" svg:width="0.746cm" svg:height="0.722cm" svg:x="4.664cm" svg:y="23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04cm" svg:y="23.387cm">
            <draw:text-box>
              <text:p>+</text:p>
            </draw:text-box>
          </draw:frame>
        </draw:g>
        <draw:line draw:style-name="gr20" draw:text-style-name="P2" draw:layer="layout" svg:x1="5.419cm" svg:y1="23.855cm" svg:x2="6.01cm" svg:y2="23.859cm">
          <text:p/>
        </draw:line>
        <draw:line draw:style-name="gr4" draw:text-style-name="P2" draw:layer="layout" svg:x1="6.379cm" svg:y1="24.195cm" svg:x2="6.366cm" svg:y2="25.177cm">
          <text:p/>
        </draw:line>
        <draw:line draw:style-name="gr4" draw:text-style-name="P2" draw:layer="layout" svg:x1="5.032cm" svg:y1="24.217cm" svg:x2="5.01cm" svg:y2="25.178cm">
          <text:p/>
        </draw:line>
        <draw:line draw:style-name="gr4" draw:text-style-name="P2" draw:layer="layout" svg:x1="4.666cm" svg:y1="22.321cm" svg:x2="3.704cm" svg:y2="22.321cm">
          <text:p/>
        </draw:line>
        <draw:line draw:style-name="gr4" draw:text-style-name="P2" draw:layer="layout" svg:x1="4.666cm" svg:y1="23.873cm" svg:x2="4.125cm" svg:y2="23.885cm">
          <text:p/>
        </draw:line>
        <draw:line draw:style-name="gr16" draw:text-style-name="P2" draw:layer="layout" svg:x1="3.728cm" svg:y1="22.309cm" svg:x2="3.695cm" svg:y2="24.414cm">
          <text:p/>
        </draw:line>
        <draw:line draw:style-name="gr16" draw:text-style-name="P2" draw:layer="layout" svg:x1="4.149cm" svg:y1="23.861cm" svg:x2="4.142cm" svg:y2="24.414cm">
          <text:p/>
        </draw:line>
        <draw:custom-shape draw:style-name="gr21" draw:text-style-name="P1" draw:layer="layout" svg:width="0.523cm" svg:height="0.59cm" draw:transform="rotate (1.54112572951099) translate (3.617cm 24.924cm)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3.93cm" svg:y1="24.929cm" svg:x2="3.926cm" svg:y2="25.169cm">
          <text:p/>
        </draw:line>
        <draw:line draw:style-name="gr4" draw:text-style-name="P2" draw:layer="layout" svg:x1="5.032cm" svg:y1="24.218cm" svg:x2="5.016cm" svg:y2="25.101cm">
          <text:p/>
        </draw:line>
        <draw:frame draw:style-name="gr15" draw:text-style-name="P3" draw:layer="layout" svg:width="1.031cm" svg:height="1.093cm" svg:x="5.917cm" svg:y="24.986cm">
          <draw:text-box>
            <text:p><text:span text:style-name="T1">b</text:span><text:span text:style-name="T2">0</text:span></text:p>
          </draw:text-box>
        </draw:frame>
        <draw:frame draw:style-name="gr15" draw:text-style-name="P3" draw:layer="layout" svg:width="1.031cm" svg:height="1.093cm" svg:x="4.619cm" svg:y="24.996cm">
          <draw:text-box>
            <text:p><text:span text:style-name="T1">b</text:span><text:span text:style-name="T2">1</text:span></text:p>
          </draw:text-box>
        </draw:frame>
        <draw:frame draw:style-name="gr15" draw:text-style-name="P3" draw:layer="layout" svg:width="1.031cm" svg:height="1.093cm" svg:x="3.482cm" svg:y="24.997cm">
          <draw:text-box>
            <text:p><text:span text:style-name="T1">c</text:span></text:p>
          </draw:text-box>
        </draw:frame>
        <draw:custom-shape draw:style-name="gr22" draw:text-style-name="P1" draw:layer="layout" svg:width="0.144cm" svg:height="0.481cm" svg:x="6.342cm" svg:y="22.0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434cm" svg:y1="21.07cm" svg:x2="6.375cm" svg:y2="23.51cm">
          <text:p/>
        </draw:line>
      </draw:page>
      <draw:page draw:name="page3" draw:style-name="dp1" draw:master-page-name="Default">
        <draw:frame draw:style-name="gr23" draw:text-style-name="P2" draw:layer="layout" svg:width="4.558cm" svg:height="4.792cm" svg:x="7.077cm" svg:y="4.665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11.123cm" svg:y1="9.223cm" svg:x2="11.129cm" svg:y2="10.021cm">
          <text:p/>
        </draw:line>
        <draw:line draw:style-name="gr4" draw:text-style-name="P2" draw:layer="layout" svg:x1="8.748cm" svg:y1="9.212cm" svg:x2="8.732cm" svg:y2="10.021cm">
          <text:p/>
        </draw:line>
        <draw:line draw:style-name="gr24" draw:text-style-name="P2" draw:layer="layout" svg:x1="8.174cm" svg:y1="9.19cm" svg:x2="8.169cm" svg:y2="9.988cm">
          <text:p/>
        </draw:line>
        <draw:line draw:style-name="gr24" draw:text-style-name="P2" draw:layer="layout" svg:x1="8.175cm" svg:y1="9.967cm" svg:x2="7.194cm" svg:y2="9.971cm">
          <text:p/>
        </draw:line>
        <draw:custom-shape draw:style-name="gr25" draw:text-style-name="P1" draw:layer="layout" svg:width="0.414cm" svg:height="0.645cm" svg:x="7.144cm" svg:y="8.8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8.416cm" svg:y="8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0.767cm" svg:y="8.916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0.836cm" svg:height="1.094cm" svg:x="10.412cm" svg:y="9.398cm">
          <draw:text-box>
            <text:p><text:span text:style-name="T5">x</text:span></text:p>
          </draw:text-box>
        </draw:frame>
        <draw:frame draw:style-name="gr27" draw:text-style-name="P6" draw:layer="layout" svg:width="0.996cm" svg:height="1.471cm" svg:x="8.71cm" svg:y="9.41cm">
          <draw:text-box>
            <text:p><text:span text:style-name="T6">¬</text:span><text:span text:style-name="T5">x</text:span></text:p>
          </draw:text-box>
        </draw:frame>
        <draw:frame draw:style-name="gr28" draw:text-style-name="P6" draw:layer="layout" svg:width="1.717cm" svg:height="0.877cm" svg:x="5.466cm" svg:y="9.486cm">
          <draw:text-box>
            <text:p><text:span text:style-name="T5">pow</text:span><text:span text:style-name="T5">er</text:span></text:p>
          </draw:text-box>
        </draw:frame>
      </draw:page>
      <draw:page draw:name="page4" draw:style-name="dp1" draw:master-page-name="Default">
        <draw:frame draw:style-name="gr23" draw:text-style-name="P2" draw:layer="layout" svg:width="4.558cm" svg:height="4.792cm" svg:x="3.026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72cm" svg:y1="7.454cm" svg:x2="7.078cm" svg:y2="8.252cm">
          <text:p/>
        </draw:line>
        <draw:custom-shape draw:style-name="gr25" draw:text-style-name="P1" draw:layer="layout" svg:width="0.414cm" svg:height="0.645cm" svg:x="3.093cm" svg:y="7.0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4.365cm" svg:y="7.0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6.716cm" svg:y="7.147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4.558cm" svg:height="4.792cm" svg:x="9.788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82cm" svg:y1="7.415cm" svg:x2="7.045cm" svg:y2="9.624cm">
          <text:p/>
        </draw:line>
        <draw:custom-shape draw:style-name="gr25" draw:text-style-name="P1" draw:layer="layout" svg:width="0.258cm" svg:height="0.645cm" svg:x="6.703cm" svg:y="7.134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6.178cm" svg:y="9.126cm">
          <draw:text-box>
            <text:p><text:span text:style-name="T5">x</text:span><text:span text:style-name="T7">0</text:span></text:p>
          </draw:text-box>
        </draw:frame>
        <draw:custom-shape draw:style-name="gr25" draw:text-style-name="P1" draw:layer="layout" svg:width="0.414cm" svg:height="0.645cm" svg:x="9.883cm" svg:y="7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0.957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3.324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3.479cm" svg:y="7.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835cm" svg:y1="7.414cm" svg:x2="13.825cm" svg:y2="9.624cm">
          <text:p/>
        </draw:line>
        <draw:line draw:style-name="gr24" draw:text-style-name="P2" draw:layer="layout" svg:x1="3.662cm" svg:y1="7.441cm" svg:x2="3.638cm" svg:y2="9.591cm">
          <text:p/>
        </draw:line>
        <draw:custom-shape draw:style-name="gr25" draw:text-style-name="P1" draw:layer="layout" svg:width="0.155cm" svg:height="0.645cm" svg:x="3.881cm" svg:y="7.125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12.989cm" svg:y="9.089cm">
          <draw:text-box>
            <text:p><text:span text:style-name="T5">x</text:span><text:span text:style-name="T7">1</text:span></text:p>
          </draw:text-box>
        </draw:frame>
        <draw:custom-shape draw:style-name="gr25" draw:text-style-name="P1" draw:layer="layout" svg:width="0.206cm" svg:height="0.645cm" svg:x="10.613cm" svg:y="7.081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2.882cm" svg:y="6.912cm">
          <draw:text-box>
            <text:p><text:span text:style-name="T5">a</text:span><text:span text:style-name="T7">0</text:span></text:p>
          </draw:text-box>
        </draw:frame>
        <draw:frame draw:style-name="gr29" draw:text-style-name="P6" draw:layer="layout" svg:width="0.897cm" svg:height="0.861cm" svg:x="9.645cm" svg:y="6.972cm">
          <draw:text-box>
            <text:p><text:span text:style-name="T5">a</text:span><text:span text:style-name="T7">1</text:span></text:p>
          </draw:text-box>
        </draw:frame>
        <draw:frame draw:style-name="gr29" draw:text-style-name="P6" draw:layer="layout" svg:width="0.897cm" svg:height="0.861cm" svg:x="3.985cm" svg:y="7.397cm">
          <draw:text-box>
            <text:p><text:span text:style-name="T5">b</text:span><text:span text:style-name="T7">0</text:span></text:p>
          </draw:text-box>
        </draw:frame>
        <draw:frame draw:style-name="gr27" draw:text-style-name="P6" draw:layer="layout" svg:width="2.535cm" svg:height="1.471cm" svg:x="8.379cm" svg:y="9.146cm">
          <draw:text-box>
            <text:p><text:span text:style-name="T8">b</text:span><text:span text:style-name="T7">1</text:span><text:span text:style-name="T8">= </text:span><text:span text:style-name="T8">x</text:span><text:span text:style-name="T7">0</text:span><text:span text:style-name="T9">∧</text:span><text:span text:style-name="T8">x</text:span><text:span text:style-name="T7">1</text:span></text:p>
          </draw:text-box>
        </draw:frame>
        <draw:line draw:style-name="gr4" draw:text-style-name="P2" draw:layer="layout" svg:x1="4.121cm" svg:y1="7.232cm" svg:x2="4.101cm" svg:y2="8.119cm">
          <text:p/>
        </draw:line>
        <draw:line draw:style-name="gr4" draw:text-style-name="P2" draw:layer="layout" svg:x1="4.089cm" svg:y1="8.13cm" svg:x2="10.427cm" svg:y2="8.13cm">
          <text:p/>
        </draw:line>
        <draw:line draw:style-name="gr4" draw:text-style-name="P2" draw:layer="layout" svg:x1="10.431cm" svg:y1="7.427cm" svg:x2="10.418cm" svg:y2="8.136cm">
          <text:p/>
        </draw:line>
        <draw:line draw:style-name="gr4" draw:text-style-name="P2" draw:layer="layout" svg:x1="10.89cm" svg:y1="7.34cm" svg:x2="10.865cm" svg:y2="9.624cm">
          <text:p/>
        </draw:line>
        <draw:frame draw:style-name="gr28" draw:text-style-name="P6" draw:layer="layout" svg:width="2.188cm" svg:height="0.877cm" svg:x="3.187cm" svg:y="9.425cm">
          <draw:text-box>
            <text:p><text:span text:style-name="T5">pow</text:span><text:span text:style-name="T5">er</text:span></text:p>
          </draw:text-box>
        </draw:frame>
      </draw:page>
      <draw:page draw:name="page5" draw:style-name="dp1" draw:master-page-name="Default">
        <draw:line draw:style-name="gr4" draw:text-style-name="P2" draw:layer="layout" svg:x1="3.819cm" svg:y1="5.892cm" svg:x2="5.073cm" svg:y2="5.892cm">
          <text:p/>
        </draw:line>
        <draw:line draw:style-name="gr30" draw:text-style-name="P2" draw:layer="layout" svg:x1="5.05cm" svg:y1="7.138cm" svg:x2="5.05cm" svg:y2="5.884cm">
          <text:p/>
        </draw:line>
        <draw:line draw:style-name="gr4" draw:text-style-name="P2" draw:layer="layout" svg:x1="5.048cm" svg:y1="7.112cm" svg:x2="6.302cm" svg:y2="7.112cm">
          <text:p/>
        </draw:line>
        <draw:line draw:style-name="gr31" draw:text-style-name="P2" draw:layer="layout" svg:x1="6.279cm" svg:y1="7.138cm" svg:x2="6.279cm" svg:y2="5.884cm">
          <text:p/>
        </draw:line>
        <draw:line draw:style-name="gr4" draw:text-style-name="P2" draw:layer="layout" svg:x1="6.261cm" svg:y1="5.909cm" svg:x2="7.515cm" svg:y2="5.909cm">
          <text:p/>
        </draw:line>
        <draw:line draw:style-name="gr30" draw:text-style-name="P2" draw:layer="layout" svg:x1="7.492cm" svg:y1="7.155cm" svg:x2="7.492cm" svg:y2="5.901cm">
          <text:p/>
        </draw:line>
        <draw:line draw:style-name="gr4" draw:text-style-name="P2" draw:layer="layout" svg:x1="7.49cm" svg:y1="7.129cm" svg:x2="8.744cm" svg:y2="7.129cm">
          <text:p/>
        </draw:line>
        <draw:line draw:style-name="gr31" draw:text-style-name="P2" draw:layer="layout" svg:x1="8.721cm" svg:y1="7.155cm" svg:x2="8.721cm" svg:y2="5.901cm">
          <text:p/>
        </draw:line>
        <draw:line draw:style-name="gr4" draw:text-style-name="P2" draw:layer="layout" svg:x1="8.703cm" svg:y1="5.916cm" svg:x2="9.957cm" svg:y2="5.916cm">
          <text:p/>
        </draw:line>
        <draw:line draw:style-name="gr4" draw:text-style-name="P2" draw:layer="layout" svg:x1="9.934cm" svg:y1="7.162cm" svg:x2="9.934cm" svg:y2="5.908cm">
          <text:p/>
        </draw:line>
        <draw:line draw:style-name="gr4" draw:text-style-name="P2" draw:layer="layout" svg:x1="9.932cm" svg:y1="7.136cm" svg:x2="11.186cm" svg:y2="7.136cm">
          <text:p/>
        </draw:line>
        <draw:line draw:style-name="gr31" draw:text-style-name="P2" draw:layer="layout" svg:x1="11.163cm" svg:y1="7.162cm" svg:x2="11.163cm" svg:y2="5.908cm">
          <text:p/>
        </draw:line>
        <draw:line draw:style-name="gr4" draw:text-style-name="P2" draw:layer="layout" svg:x1="11.144cm" svg:y1="5.928cm" svg:x2="12.398cm" svg:y2="5.928cm">
          <text:p/>
        </draw:line>
        <draw:line draw:style-name="gr4" draw:text-style-name="P2" draw:layer="layout" svg:x1="12.375cm" svg:y1="7.174cm" svg:x2="12.375cm" svg:y2="5.92cm">
          <text:p/>
        </draw:line>
        <draw:line draw:style-name="gr4" draw:text-style-name="P2" draw:layer="layout" svg:x1="12.373cm" svg:y1="7.148cm" svg:x2="13.627cm" svg:y2="7.148cm">
          <text:p/>
        </draw:line>
        <draw:line draw:style-name="gr31" draw:text-style-name="P2" draw:layer="layout" svg:x1="13.604cm" svg:y1="7.174cm" svg:x2="13.604cm" svg:y2="5.92cm">
          <text:p/>
        </draw:line>
        <draw:line draw:style-name="gr4" draw:text-style-name="P2" draw:layer="layout" svg:x1="13.572cm" svg:y1="5.94cm" svg:x2="14.826cm" svg:y2="5.94cm">
          <text:p/>
        </draw:line>
        <draw:line draw:style-name="gr32" draw:text-style-name="P2" draw:layer="layout" svg:x1="5.042cm" svg:y1="4.491cm" svg:x2="5.054cm" svg:y2="5.887cm">
          <text:p/>
        </draw:line>
        <draw:line draw:style-name="gr32" draw:text-style-name="P2" draw:layer="layout" svg:x1="7.483cm" svg:y1="4.467cm" svg:x2="7.495cm" svg:y2="5.899cm">
          <text:p/>
        </draw:line>
        <draw:frame draw:style-name="gr33" draw:text-style-name="P8" draw:layer="layout" svg:width="0.83cm" svg:height="0.926cm" svg:x="3.117cm" svg:y="5.381cm">
          <draw:text-box>
            <text:p text:style-name="P7"><text:span text:style-name="T10">1</text:span></text:p>
          </draw:text-box>
        </draw:frame>
        <draw:frame draw:style-name="gr33" draw:text-style-name="P8" draw:layer="layout" svg:width="0.83cm" svg:height="0.926cm" svg:x="3.093cm" svg:y="6.668cm">
          <draw:text-box>
            <text:p text:style-name="P7"><text:span text:style-name="T10">0</text:span></text:p>
          </draw:text-box>
        </draw:frame>
        <draw:line draw:style-name="gr34" draw:text-style-name="P2" draw:layer="layout" svg:x1="5.025cm" svg:y1="5.095cm" svg:x2="7.486cm" svg:y2="5.069cm">
          <text:p/>
        </draw:line>
        <draw:frame draw:style-name="gr35" draw:text-style-name="P8" draw:layer="layout" svg:width="1.829cm" svg:height="0.793cm" svg:x="5.419cm" svg:y="4.31cm">
          <draw:text-box>
            <text:p text:style-name="P7"><text:span text:style-name="T10">perio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6:51:56.668704084</meta:creation-date>
    <dc:date>2023-09-20T15:22:16.453212325</dc:date>
    <meta:editing-duration>PT6H28M55S</meta:editing-duration>
    <meta:editing-cycles>15</meta:editing-cycles>
    <meta:generator>LibreOffice/7.3.7.2$Linux_X86_64 LibreOffice_project/30$Build-2</meta:generator>
    <meta:document-statistic meta:object-count="188"/>
  </office:meta>
</office:document-meta>
</file>